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eiverBeanPostProcessor.postProcessAfterInitialization( Object bean ,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ceiverBeanPostProcessor.postProcessBeforeInitialization( Object bean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eiverBeanPostProcessor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